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6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8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/>
        </table:table-row>
        <table:table-row table:style-name="ro2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5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4"/>
        </table:table-row>
        <table:table-row table:style-name="ro2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5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2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8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8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8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1" office:value-type="string">
            <text:p>LGPL</text:p>
          </table:table-cell>
          <table:table-cell table:style-name="ce1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1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8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jahresk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monatsk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mweltschut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1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7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5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7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7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1" office:value-type="string">
            <text:p>LGPL</text:p>
          </table:table-cell>
          <table:table-cell table:number-columns-repeated="2"/>
          <table:table-cell table:style-name="ce1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1" office:value-type="string">
            <text:p>http://ooextras.sourceforge.net/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7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7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</table:table>
      <table:table table:name="French" table:style-name="ta1" table:print="false">
        <office:forms form:automatic-focus="false" form:apply-design-mode="false"/>
        <table:table-column table:style-name="co1" table:default-cell-style-name="Default"/>
        <table:table-column table:style-name="co11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gendaSemaine1.1.od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Italienne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Paysage.ott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misc</text:p>
          </table:table-cell>
          <table:table-cell office:value-type="string">
            <text:p>Affiche_vente_f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horizontal_f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Vertical_f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2005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mensuel_f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perpetuel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arnet_de_notes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agramfluxf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finalTP-1.1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2f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airePart-Vierge.od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HalPiratcd.od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f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m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Modele_HowTo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f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note_moyenne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organigramf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brochuref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artvprof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etelettref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cturefr.ott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fr.ott</text:p>
          </table:table-cell>
          <table:table-cell table:number-columns-repeated="7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</table:table>
      <table:table table:name="Italian" table:style-name="ta1" table:print="false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</table:table>
      <table:table table:name="KA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table table:name="TR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database-ranges>
        <table:database-range table:target-range-address="English.A1:English.J40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 style:font-family-generic="swiss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3">2007.05.13</text:date>, <text:time>17:02:08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5T07:50:52</meta:creation-date>
    <dc:date>2007-05-13T17:02:08</dc:date>
    <dc:language>hu-HU</dc:language>
    <meta:editing-cycles>93</meta:editing-cycles>
    <meta:editing-duration>PT11H52M57S</meta:editing-duration>
    <meta:user-defined meta:name="Info 1"/>
    <meta:user-defined meta:name="Info 2"/>
    <meta:user-defined meta:name="Info 3"/>
    <meta:user-defined meta:name="Info 4"/>
    <meta:document-statistic meta:table-count="7" meta:cell-count="3442"/>
  </office:meta>
</office:document-meta>
</file>